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6602Tests.testXml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6602Tests.testConfigurationClass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6602Tests.doAssertions( 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oConfig.ba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Foo( Bar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